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9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6.13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61">
      <style:table-cell-properties fo:border="0.06pt solid #000000"/>
    </style:style>
    <style:style style:name="ce9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EntriesDef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3" office:value-type="string" calcext:value-type="string">
            <text:p>Running Out of Mutations – d evolution</text:p>
          </table:table-cell>
          <table:table-cell table:style-name="ce3" office:value-type="string" calcext:value-type="string">
            <text:p>Example of Value</text:p>
          </table:table-cell>
          <table:table-cell table:style-name="ce3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rth term – absolute fitness</text:p>
          </table:table-cell>
          <table:table-cell/>
        </table:table-row>
        <table:table-row table:style-name="ro1">
          <table:table-cell office:value-type="string" calcext:value-type="string">
            <text:p>dOp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optimal genotype death term – absolute fitness</text:p>
          </table:table-cell>
          <table:table-cell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bsolute fitness selection coefficient</text:p>
          </table:table-cell>
          <table:table-cell/>
        </table:table-row>
        <table:table-row table:style-name="ro1">
          <table:table-cell office:value-type="string" calcext:value-type="string">
            <text:p>UaMax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beneficial mutation rate max – absolute fitness</text:p>
          </table:table-cell>
          <table:table-cell/>
        </table:table-row>
        <table:table-row table:style-name="ro1">
          <table:table-cell office:value-type="string" calcext:value-type="string">
            <text:p>Ua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absolute fitness</text:p>
          </table:table-cell>
          <table:table-cell/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57133333333333" calcext:value-type="float">
            <text:p>0.057133333333333</text:p>
          </table:table-cell>
          <table:table-cell office:value-type="string" calcext:value-type="string">
            <text:p>beneficial mutation c-trait increment</text:p>
          </table:table-cell>
          <table:table-cell/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– relative fitness</text:p>
          </table:table-cell>
          <table:table-cell/>
        </table:table-row>
        <table:table-row table:style-name="ro1">
          <table:table-cell office:value-type="string" calcext:value-type="string">
            <text:p>Uc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relative fitness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rate of environmental change (per time step)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itness decline from environmental change</text:p>
          </table:table-cell>
          <table:table-cell/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  <table:table-cell/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3" office:value-type="string" calcext:value-type="string">
            <text:p>Running Out of Mutations – b evolution</text:p>
          </table:table-cell>
          <table:table-cell table:style-name="ce3" office:value-type="string" calcext:value-type="string">
            <text:p>Example of Value</text:p>
          </table:table-cell>
          <table:table-cell table:style-name="ce3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ath term – absolute fitness</text:p>
          </table:table-cell>
          <table:table-cell/>
        </table:table-row>
        <table:table-row table:style-name="ro1">
          <table:table-cell office:value-type="string" calcext:value-type="string">
            <text:p>b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ptimal genotype birth term – absolute fitness</text:p>
          </table:table-cell>
          <table:table-cell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bsolute fitness selection coefficient</text:p>
          </table:table-cell>
          <table:table-cell/>
        </table:table-row>
        <table:table-row table:style-name="ro1">
          <table:table-cell office:value-type="string" calcext:value-type="string">
            <text:p>UaMax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beneficial mutation rate max – absolute fitness</text:p>
          </table:table-cell>
          <table:table-cell/>
        </table:table-row>
        <table:table-row table:style-name="ro1">
          <table:table-cell office:value-type="string" calcext:value-type="string">
            <text:p>Ua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absolute fitness</text:p>
          </table:table-cell>
          <table:table-cell/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57133333333333" calcext:value-type="float">
            <text:p>0.057133333333333</text:p>
          </table:table-cell>
          <table:table-cell office:value-type="string" calcext:value-type="string">
            <text:p>beneficial mutation c-trait increment</text:p>
          </table:table-cell>
          <table:table-cell/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– relative fitness</text:p>
          </table:table-cell>
          <table:table-cell/>
        </table:table-row>
        <table:table-row table:style-name="ro1">
          <table:table-cell office:value-type="string" calcext:value-type="string">
            <text:p>Uc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relative fitness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rate of environmental change (per time step)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itness decline from environmental change</text:p>
          </table:table-cell>
          <table:table-cell/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  <table:table-cell/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3" office:value-type="string" calcext:value-type="string">
            <text:p>Diminishing Returns Epistasis – d evolution</text:p>
          </table:table-cell>
          <table:table-cell table:style-name="ce3" office:value-type="string" calcext:value-type="string">
            <text:p>Example of Value</text:p>
          </table:table-cell>
          <table:table-cell table:style-name="ce3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term – absolute fitness</text:p>
          </table:table-cell>
          <table:table-cell/>
        </table:table-row>
        <table:table-row table:style-name="ro1">
          <table:table-cell office:value-type="string" calcext:value-type="string">
            <text:p>dOp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optimal genotype birth term – absolute fitness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absolute fitness selection coefficient</text:p>
          </table:table-cell>
          <table:table-cell/>
        </table:table-row>
        <table:table-row table:style-name="ro1">
          <table:table-cell office:value-type="string" calcext:value-type="string">
            <text:p>Ua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max – absolute fitness</text:p>
          </table:table-cell>
          <table:table-cell/>
        </table:table-row>
        <table:table-row table:style-name="ro1">
          <table:table-cell office:value-type="string" calcext:value-type="string">
            <text:p>Ua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absolute fitness</text:p>
          </table:table-cell>
          <table:table-cell/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beneficial mutation c-trait increment</text:p>
          </table:table-cell>
          <table:table-cell/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– relative fitness</text:p>
          </table:table-cell>
          <table:table-cell/>
        </table:table-row>
        <table:table-row table:style-name="ro1">
          <table:table-cell office:value-type="string" calcext:value-type="string">
            <text:p>Uc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relative fitness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rate of environmental change (per time step)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itness decline from environmental change</text:p>
          </table:table-cell>
          <table:table-cell/>
        </table:table-row>
        <table:table-row table:style-name="ro1">
          <table:table-cell office:value-type="string" calcext:value-type="string">
            <text:p>jSt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ffset for CDF in selection of DRE states, jStart must be greater than 1.</text:p>
          </table:table-cell>
          <table:table-cell/>
        </table:table-row>
        <table:table-row table:style-name="ro1">
          <table:table-cell office:value-type="string" calcext:value-type="string">
            <text:p>cdfO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to select cdf for choice of DRE shape</text:p>
          </table:table-cell>
          <table:table-cell/>
        </table:table-row>
        <table:table-row table:style-name="ro1">
          <table:table-cell office:value-type="string" calcext:value-type="string">
            <text:p>pfixSolver</text:p>
          </table:table-cell>
          <table:table-cell/>
          <table:table-cell office:value-type="string" calcext:value-type="string">
            <text:p>pfix solution method: 1. matrix soltn, 2. first step analysis, 3. selection coeff</text:p>
          </table:table-cell>
          <table:table-cell/>
        </table:table-row>
        <table:table-row table:style-name="ro1">
          <table:table-cell office:value-type="string" calcext:value-type="string">
            <text:p>parallelSelect</text:p>
          </table:table-cell>
          <table:table-cell/>
          <table:table-cell office:value-type="string" calcext:value-type="string">
            <text:p>option for run parallelization: 1. parallelize MC array, 2. parallelize MC states, 3. no parallelizatio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Diminishing Returns Epistasis – b evolution</text:p>
          </table:table-cell>
          <table:table-cell table:style-name="ce5" office:value-type="string" calcext:value-type="string">
            <text:p>Example of Value</text:p>
          </table:table-cell>
          <table:table-cell table:style-name="ce5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ath term – absolute fitness</text:p>
          </table:table-cell>
          <table:table-cell/>
        </table:table-row>
        <table:table-row table:style-name="ro1">
          <table:table-cell office:value-type="string" calcext:value-type="string">
            <text:p>b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ptimal genotype birth term – absolute fitness</text:p>
          </table:table-cell>
          <table:table-cell/>
        </table:table-row>
        <table:table-row table:style-name="ro1">
          <table:table-cell office:value-type="string" calcext:value-type="string">
            <text:p>sa_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bsolute fitness selection coefficient</text:p>
          </table:table-cell>
          <table:table-cell/>
        </table:table-row>
        <table:table-row table:style-name="ro1">
          <table:table-cell office:value-type="string" calcext:value-type="string">
            <text:p>Ua</text:p>
          </table:table-cell>
          <table:table-cell table:style-name="ce6" office:value-type="float" office:value="0.000005" calcext:value-type="float">
            <text:p>5.00E-06</text:p>
          </table:table-cell>
          <table:table-cell office:value-type="string" calcext:value-type="string">
            <text:p>beneficial mutation rate max – absolute fitness</text:p>
          </table:table-cell>
          <table:table-cell/>
        </table:table-row>
        <table:table-row table:style-name="ro1">
          <table:table-cell office:value-type="string" calcext:value-type="string">
            <text:p>UaDel</text:p>
          </table:table-cell>
          <table:table-cell table:style-name="ce6" office:value-type="float" office:value="0.000005" calcext:value-type="float">
            <text:p>5.00E-06</text:p>
          </table:table-cell>
          <table:table-cell office:value-type="string" calcext:value-type="string">
            <text:p>deleterious mutation rate – absolute fitness</text:p>
          </table:table-cell>
          <table:table-cell table:style-name="ce9"/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beneficial mutation c-trait increment</text:p>
          </table:table-cell>
          <table:table-cell/>
        </table:table-row>
        <table:table-row table:style-name="ro1">
          <table:table-cell office:value-type="string" calcext:value-type="string">
            <text:p>Uc</text:p>
          </table:table-cell>
          <table:table-cell table:style-name="ce6" office:value-type="float" office:value="0.000005" calcext:value-type="float">
            <text:p>5.00E-06</text:p>
          </table:table-cell>
          <table:table-cell office:value-type="string" calcext:value-type="string">
            <text:p>beneficial mutation rate – relative fitness</text:p>
          </table:table-cell>
          <table:table-cell table:style-name="ce9"/>
        </table:table-row>
        <table:table-row table:style-name="ro1">
          <table:table-cell office:value-type="string" calcext:value-type="string">
            <text:p>UcDel</text:p>
          </table:table-cell>
          <table:table-cell table:style-name="ce6" office:value-type="float" office:value="0.000005" calcext:value-type="float">
            <text:p>5.00E-06</text:p>
          </table:table-cell>
          <table:table-cell office:value-type="string" calcext:value-type="string">
            <text:p>deleterious mutation rate – relative fitness</text:p>
          </table:table-cell>
          <table:table-cell table:style-name="ce9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rate of environmental change (per time step)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tness decline from environmental change</text:p>
          </table:table-cell>
          <table:table-cell/>
        </table:table-row>
        <table:table-row table:style-name="ro1">
          <table:table-cell office:value-type="string" calcext:value-type="string">
            <text:p>iMax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ax number of states</text:p>
          </table:table-cell>
          <table:table-cell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geometric decay factor for DRE</text:p>
          </table:table-cell>
          <table:table-cell/>
        </table:table-row>
        <table:table-row table:style-name="ro1">
          <table:table-cell office:value-type="string" calcext:value-type="string">
            <text:p>DreM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on to select state space definition: 1. linear, 2. delta_b scaled by sa_0</text:p>
          </table:table-cell>
          <table:table-cell/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  <table:table-cell/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/00/0000</text:date>, <text:time style:data-style-name="N2" text:time-value="12:08:35.6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date>2024-06-23T11:38:19.221000000</dc:date>
    <meta:editing-duration>P9DT24M8S</meta:editing-duration>
    <meta:editing-cycles>13</meta:editing-cycles>
    <meta:document-statistic meta:table-count="1" meta:cell-count="181" meta:object-count="0"/>
  </office:meta>
</office:document-meta>
</file>